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Morrissey</text:p>
      <text:p text:style-name="P1">Professor Hemant Pendharkar</text:p>
      <text:p text:style-name="P1">CS 355</text:p>
      <text:p text:style-name="P1">December 16, 2011</text:p>
      <text:p text:style-name="P2">Final Project: Individual Write Up</text:p>
      <text:p text:style-name="P3"><text:tab/>For our final project we were asked to install iptables on our individual machines and configure a simple firewall to get us started. This proved to be a relatively simple task as my laptop running Ubuntu 11.10 already had iptables installed. Once I found that I had iptables already installed on my machine I wrote a simple shell script to set up the rules for my firewall. Here is the script as I have written it:</text:p>
      <text:p text:style-name="P3">#!/bin/bash</text:p>
      <text:p text:style-name="P3">iptables --flush</text:p>
      <text:p text:style-name="P3">iptables --policy INPUT DROP</text:p>
      <text:p text:style-name="P3">iptables --policy OUTPUT DROP</text:p>
      <text:p text:style-name="P3">iptables --policy FORWARD DROP</text:p>
      <text:p text:style-name="P3">iptables --append INPUT -i lo -j ACCEPT</text:p>
      <text:p text:style-name="P3">iptables --append OUTPUT -o lo -j ACCEPT</text:p>
      <text:p text:style-name="P3">iptables --append INPUT -m state --state ESTABLISHED,RELATED -j ACCEPT</text:p>
      <text:p text:style-name="P3">iptables --append OUTPUT -m state --state NEW,ESTABLISHED,RELATED -j ACCEPT</text:p>
      <text:p text:style-name="P3"><text:tab/>What this does is initially flush any preexisting rules from iptables, then set the default policy for all network traffic to DROP. This means that any and all connections that are attempted through the network will be dropped. The following few lines append the the INPUT and OUTPUT rules to allow any incoming traffic from an already established or related <text:soft-page-break/>destination, and also to allow all new outgoing traffic. Basically what this does is make my laptop invisible to whatever network it is connected to, and in a more broad sense invisible to any of the Internet that I have not yet visited.</text:p>
      <text:p text:style-name="P3"><text:tab/>The only stumbling block I ran into was when I tried to edit init.d to add iptables and allow it to run on boot. It turns out that for the newer Debian distributions of Linux they have taken iptables out of init.d and added a completely separate package – iptables-persistent – to allow for any rules you establish in iptables to persist from session to session. Once I downloaded the package through the terminal and installed it, I ran my scrip one more time to ensure that the rules had been established. Sure enough when I reboot my machine now and run the command:<text:line-break/>sudo iptables -nvL<text:line-break/>I am presented with the following output:<text:line-break/>Chain INPUT (policy DROP 405 packets, 65042 bytes)</text:p>
      <text:p text:style-name="P3"><text:s/>pkts bytes target <text:s text:c="4"/>prot opt in <text:s text:c="4"/>out <text:s text:c="4"/>source <text:s text:c="14"/>destination <text:s text:c="8"/></text:p>
      <text:p text:style-name="P3"><text:s/>2428 <text:s/>487K ACCEPT <text:s text:c="4"/>all <text:s/>-- <text:s/>lo <text:s text:c="4"/>* <text:s text:c="6"/>0.0.0.0/0 <text:s text:c="11"/>0.0.0.0/0 <text:s text:c="10"/></text:p>
      <text:p text:style-name="P3">40167 <text:s text:c="2"/>20M ACCEPT <text:s text:c="4"/>all <text:s/>-- <text:s/>* <text:s text:c="5"/>* <text:s text:c="6"/>0.0.0.0/0 <text:s text:c="11"/>0.0.0.0/0 <text:s text:c="10"/>state / RELATED,ESTABLISHED </text:p>
      <text:p text:style-name="P3">Chain FORWARD (policy DROP 0 packets, 0 bytes)</text:p>
      <text:p text:style-name="P3"><text:s/>pkts bytes target <text:s text:c="4"/>prot opt in <text:s text:c="4"/>out <text:s text:c="4"/>source <text:s text:c="14"/>destination <text:s text:c="8"/></text:p>
      <text:p text:style-name="P3">Chain OUTPUT (policy DROP 0 packets, 0 bytes)</text:p>
      <text:p text:style-name="P3"><text:s/>pkts bytes target <text:s text:c="4"/>prot opt in <text:s text:c="4"/>out <text:s text:c="4"/>source <text:s text:c="14"/>destination <text:s text:c="8"/></text:p>
      <text:p text:style-name="P3"><text:s/>2428 <text:s/>487K ACCEPT <text:s text:c="4"/>all <text:s/>-- <text:s/>* <text:s text:c="5"/>lo <text:s text:c="5"/>0.0.0.0/0 <text:s text:c="11"/>0.0.0.0/0 <text:s text:c="10"/></text:p>
      <text:p text:style-name="P3">41328 5390K ACCEPT <text:s text:c="4"/>all <text:s/>-- <text:s/>* <text:s text:c="5"/>* <text:s text:c="6"/>0.0.0.0/0 <text:s text:c="11"/>0.0.0.0/0 <text:s text:c="10"/>state / <text:soft-page-break/>NEW,RELATED,ESTABLISHED</text:p>
      <text:p text:style-name="P3">What this means is that all of my rules do, in fact, persist from session to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Morrissey</meta:initial-creator>
    <meta:creation-date>2011-12-15T18:05:17</meta:creation-date>
    <dc:date>2011-12-15T18:35:16</dc:date>
    <dc:creator>Matthew Morrissey</dc:creator>
    <meta:editing-duration>PT14M48S</meta:editing-duration>
    <meta:editing-cycles>2</meta:editing-cycles>
    <meta:generator>LibreOffice/3.4$Unix LibreOffice_project/340m1$Build-402</meta:generator>
    <meta:document-statistic meta:table-count="0" meta:image-count="0" meta:object-count="0" meta:page-count="3" meta:paragraph-count="27" meta:word-count="475" meta:character-count="3004" meta:non-whitespace-character-count="2277"/>
  </office:meta>
</office:document-meta>
</file>